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361" officeooo:paragraph-rsid="001e7361"/>
    </style:style>
    <style:style style:name="P2" style:family="paragraph" style:parent-style-name="Standard" style:list-style-name="L1">
      <style:text-properties officeooo:rsid="001e7361" officeooo:paragraph-rsid="001e7361"/>
    </style:style>
    <style:style style:name="P3" style:family="paragraph" style:parent-style-name="Standard" style:list-style-name="L2">
      <style:text-properties officeooo:rsid="001e7361" officeooo:paragraph-rsid="001e7361"/>
    </style:style>
    <style:style style:name="P4" style:family="paragraph" style:parent-style-name="Standard" style:list-style-name="L2">
      <style:text-properties officeooo:rsid="001eeb32" officeooo:paragraph-rsid="001eeb32"/>
    </style:style>
    <style:style style:name="P5" style:family="paragraph" style:parent-style-name="Standard">
      <style:text-properties officeooo:rsid="001eeb32" officeooo:paragraph-rsid="001eeb32"/>
    </style:style>
    <style:style style:name="P6" style:family="paragraph" style:parent-style-name="Standard" style:list-style-name="L2">
      <style:text-properties officeooo:rsid="001f33ed" officeooo:paragraph-rsid="001f33ed"/>
    </style:style>
    <style:style style:name="P7" style:family="paragraph" style:parent-style-name="Standard">
      <style:text-properties officeooo:rsid="001f33ed" officeooo:paragraph-rsid="001f33ed"/>
    </style:style>
    <style:style style:name="P8" style:family="paragraph" style:parent-style-name="Standard" style:list-style-name="L3">
      <style:text-properties officeooo:rsid="001f33ed" officeooo:paragraph-rsid="001f33ed"/>
    </style:style>
    <style:style style:name="P9" style:family="paragraph" style:parent-style-name="Standard" style:list-style-name="L1">
      <style:text-properties officeooo:rsid="001f33ed" officeooo:paragraph-rsid="001f33ed"/>
    </style:style>
    <style:style style:name="P10" style:family="paragraph" style:parent-style-name="Standard" style:list-style-name="L3">
      <style:text-properties officeooo:paragraph-rsid="001f33ed"/>
    </style:style>
    <style:style style:name="P11" style:family="paragraph" style:parent-style-name="Standard" style:list-style-name="L1">
      <style:text-properties officeooo:rsid="001ff4d1" officeooo:paragraph-rsid="001ff4d1"/>
    </style:style>
    <style:style style:name="P12" style:family="paragraph" style:parent-style-name="Standard" style:list-style-name="L3">
      <style:text-properties officeooo:rsid="001ff4d1" officeooo:paragraph-rsid="001ff4d1"/>
    </style:style>
    <style:style style:name="P13" style:family="paragraph" style:parent-style-name="Standard">
      <style:text-properties officeooo:rsid="001ff4d1" officeooo:paragraph-rsid="001ff4d1"/>
    </style:style>
    <style:style style:name="T1" style:family="text">
      <style:text-properties officeooo:rsid="001eeb32"/>
    </style:style>
    <style:style style:name="T2" style:family="text">
      <style:text-properties officeooo:rsid="001f33ed"/>
    </style:style>
    <style:style style:name="T3" style:family="text">
      <style:text-properties officeooo:rsid="001ff4d1"/>
    </style:style>
    <style:style style:name="T4" style:family="text">
      <style:text-properties officeooo:rsid="002250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aso</text:p>
      <text:list xml:id="list6197393375617889855" text:style-name="L2">
        <text:list-item>
          <text:p text:style-name="P6">Estamos a Jueves veintisiete de septiembre de dos mil dieciocho</text:p>
        </text:list-item>
        <text:list-item>
          <text:p text:style-name="P3">98 <text:span text:style-name="T1">514 302</text:span></text:p>
          <text:list>
            <text:list-item>
              <text:p text:style-name="P4">noventa y ocho millones quinientos catorce mil trescientos dos</text:p>
            </text:list-item>
          </text:list>
        </text:list-item>
      </text:list>
      <text:p text:style-name="Standard"/>
      <text:p text:style-name="P7">P. 52</text:p>
      <text:p text:style-name="P7"/>
      <text:list xml:id="list8320040981943741903" text:style-name="L3">
        <text:list-item>
          <text:p text:style-name="P8">El 20 % de la población quien consumen más los recursos →</text:p>
          <text:list>
            <text:list-item>
              <text:p text:style-name="P10"><text:span text:style-name="T2">Europa, EEUU (los estadounidenses) / Asia – una parte – Japón</text:span></text:p>
            </text:list-item>
            <text:list-item>
              <text:p text:style-name="P8">Los países del Norte</text:p>
            </text:list-item>
            <text:list-item>
              <text:p text:style-name="P10"><text:span text:style-name="T2">Los países desarrollados</text:span></text:p>
            </text:list-item>
          </text:list>
        </text:list-item>
        <text:list-item>
          <text:p text:style-name="P12"/>
          <text:list>
            <text:list-item>
              <text:p text:style-name="P12">El acceso al agua</text:p>
            </text:list-item>
            <text:list-item>
              <text:p text:style-name="P12">El acceso a la educación</text:p>
            </text:list-item>
            <text:list-item>
              <text:p text:style-name="P12">El acceso a la ropa</text:p>
            </text:list-item>
            <text:list-item>
              <text:p text:style-name="P12">El acceso a la salud</text:p>
            </text:list-item>
          </text:list>
        </text:list-item>
      </text:list>
      <text:p text:style-name="P13"/>
      <text:p text:style-name="P13"/>
      <text:p text:style-name="Standard"/>
      <text:p text:style-name="Standard"/>
      <text:p text:style-name="P1">Vocabulaire :</text:p>
      <text:list xml:id="list7541637686887995038" text:style-name="L1">
        <text:list-item>
          <text:p text:style-name="P2">Los porcentajes</text:p>
          <text:list>
            <text:list-header>
              <text:p text:style-name="P2"><text:span text:style-name="T2">20 % → </text:span>Un/el veinte porciento</text:p>
            </text:list-header>
          </text:list>
        </text:list-item>
        <text:list-item>
          <text:p text:style-name="P9">El Norte, el Sur, el Oeste, el Este</text:p>
          <text:list>
            <text:list-header>
              <text:p text:style-name="P9">= Le nord, le sud, l’ouest, l’est</text:p>
            </text:list-header>
          </text:list>
        </text:list-item>
        <text:list-item>
          <text:p text:style-name="P9">Un abismo</text:p>
        </text:list-item>
        <text:list-item>
          <text:p text:style-name="P11">El gobierno</text:p>
        </text:list-item>
        <text:list-item>
          <text:p text:style-name="P11">La riqueza = la richesse</text:p>
        </text:list-item>
        <text:list-item>
          <text:p text:style-name="P11">Las desigualdades</text:p>
        </text:list-item>
        <text:list-item>
          <text:p text:style-name="P11">La dictadu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5:09:59.568000000</meta:creation-date>
    <dc:date>2018-09-27T15:50:59.364000000</dc:date>
    <meta:editing-duration>PT9M48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4" meta:word-count="131" meta:character-count="609" meta:non-whitespace-character-count="520"/>
  </office:meta>
</office:document-meta>
</file>